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530000471C42DDE381.svm"/>
  <manifest:file-entry manifest:media-type="" manifest:full-path="Pictures/2000000700005707000025A078E858C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master-page-name="Standard">
      <style:paragraph-properties style:page-number="auto"/>
      <style:text-properties style:font-name="Times New Roman"/>
    </style:style>
    <style:style style:name="T1" style:family="text">
      <style:text-properties fo:font-weight="bold" style:font-weight-asian="bold"/>
    </style:style>
    <style:style style:name="T2" style:family="text">
      <style:text-properties fo:font-weight="bold" style:font-weight-asian="bold" style:font-name-complex="Times New Roman1"/>
    </style:style>
    <style:style style:name="T3" style:family="text">
      <style:text-properties style:font-name-complex="Times New Roman1"/>
    </style:style>
    <style:style style:name="T4" style:family="text">
      <style:text-properties fo:font-size="12pt" style:font-size-asian="12pt" style:font-name-complex="Times New Roman1" style:font-size-complex="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o: </text:span>Andy Sheaff, Don Hummels</text:p>
      <text:p text:style-name="P1"><text:span text:style-name="T2">From: </text:span><text:span text:style-name="T3">Nick Konecny – Computer Engineering, Devan Houlihan – Computer Engineering</text:span></text:p>
      <text:p text:style-name="P1"><text:span text:style-name="T2">Date: </text:span><text:span text:style-name="T3">9/11/2013</text:span></text:p>
      <text:p text:style-name="P1"><text:span text:style-name="T2">Subject: </text:span><text:span text:style-name="T3">ECE 401 – Progress Report #1</text:span></text:p>
      <text:p text:style-name="P2"><text:bookmark text:name="_GoBack"/></text:p>
      <text:p text:style-name="P1"><draw:frame draw:style-name="fr1" draw:name="graphics1" text:anchor-type="paragraph" svg:y="2.1083in" svg:width="4.3717in" svg:height="4.7583in" draw:z-index="0"><draw:image xlink:href="Pictures/20000007000041530000471C42DDE381.svm" xlink:type="simple" xlink:show="embed" xlink:actuate="onLoad"/></draw:frame><text:span text:style-name="T4"><text:tab/>Doorlock Holmes is a motor controlled locking system for a deadbolt on a standard door. The system will implemented using a Raspberry Pi, a microcontroller, a small motor, and a standard deadbolt door lock. The Raspberry Pi will act as the user interface which will listen for commands. Once a command is received the Raspberry Pi will then communicate with a microcontroller to trigger the desired result. Upon receiving the command from the Raspberry Pi the microcontroller will be used to control the DC motor position by using motor feedback, which will result in locking or unlocking the deadbolt locking mechanism. The process will take less than 10 seconds starting when the Raspberry Pi and stopping when the deadbolt has been moved to the proper position.</text:span></text:p>
      <text:p text:style-name="P1"><text:span text:style-name="T4"/></text:p>
      <text:p text:style-name="P3"><text:span text:style-name="T4">Software Flowchart</text:span></text:p>
      <text:p text:style-name="P1"/>
      <text:p text:style-name="P1">Designed:</text:p>
      <text:p text:style-name="P1">All user login is designed already, despite it not being in this flowchart. This means that all C grade design is done, aside from small changes of course.</text:p>
      <text:p text:style-name="P1"/>
      <text:p text:style-name="P1"/>
      <text:p text:style-name="P1"><text:soft-page-break/>Built:</text:p>
      <text:p text:style-name="P1">Most of the login code is written and ready for use. The raspberry pi has the web server set up. We are currently waiting on our AVR to come in to start implementing the code on this flowchart, as it has everything to do with the AVR. </text:p>
      <text:p text:style-name="P1"/>
      <text:p text:style-name="P1">Running:</text:p>
      <text:p text:style-name="P1">Nothing is currently running.</text:p>
      <text:p text:style-name="P3"/>
      <text:p text:style-name="P3">Hardware Flowchart</text:p>
      <text:p text:style-name="P4"><draw:frame draw:style-name="fr2" draw:name="graphics2" text:anchor-type="paragraph" svg:x="0.7091in" svg:y="0.0484in" svg:width="5.0827in" svg:height="2.1972in" draw:z-index="1"><draw:image xlink:href="Pictures/2000000700005707000025A078E858C9.svm" xlink:type="simple" xlink:show="embed" xlink:actuate="onLoad"/></draw:frame></text:p>
      <text:p text:style-name="P4">Designed:</text:p>
      <text:p text:style-name="P4">All hardware has been designed for C grade.</text:p>
      <text:p text:style-name="P4"/>
      <text:p text:style-name="P4">Built:</text:p>
      <text:p text:style-name="P4">We are currently waiting on the H-bridge and the AVR to arrive in the mail. The motor is in. The model door and where the motor will mount has been designed and built with wood. We have a PCB for our H-bridge and AVR. We have pieces here and there that are waiting to be strung together.</text:p>
      <text:p text:style-name="P4"/>
      <text:p text:style-name="P4">Running:</text:p>
      <text:p text:style-name="P4">The only hardware running at the moment is the 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2" fo:widows="2" fo:hyphenation-ladder-count="no-limit" style:writing-mode="lr-tb"/>
      <style:text-properties style:use-window-font-color="true" style:font-name="Liberation Serif" fo:font-size="12pt"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k Konecny</meta:initial-creator>
    <dc:creator>Devan Houlihan</dc:creator>
    <meta:editing-cycles>12</meta:editing-cycles>
    <meta:creation-date>2013-09-11T14:02:00</meta:creation-date>
    <dc:date>2013-09-11T17:55:52.39</dc:date>
    <meta:editing-duration>PT00H49M30S</meta:editing-duration>
    <meta:generator>OpenOffice.org/3.1$Win32 OpenOffice.org_project/310m11$Build-9399</meta:generator>
    <meta:document-statistic meta:table-count="0" meta:image-count="2" meta:object-count="0" meta:page-count="2" meta:paragraph-count="19" meta:word-count="315" meta:character-count="1806"/>
  </office:meta>
</office:document-meta>
</file>